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arning How to Lear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owerful Mental Tools to <text:line-break/>Help You Master Tough Subjects<text:line-break/><text:line-break/>A Coursera MOOC created by<text:line-break/> Dr. Barbara Oakley and <text:line-break/>Dr. Terrence Sejnowski <text:line-break/>of UC San Dieg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... <text:line-break/>How to avoid flunking out of colle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... like I did (three times)</text:p>
              </text:list-item>
              <text:list-item>
                <text:p>Please learn from my mistak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NOT to stu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y up all night studying for a test the next day, expecting to learn new material.</text:p>
              </text:list-item>
              <text:list-item>
                <text:p>Wait until the last minute so you have to stay up.</text:p>
              </text:list-item>
              <text:list-item>
                <text:p>Spend your study time on Twitter or reddit. (Call it “research” when someone asks what you are doing.)</text:p>
              </text:list-item>
              <text:list-item>
                <text:p>Don't keep track of the time you spend studying. You will know when you have done “enough.”</text:p>
              </text:list-item>
              <text:list-item>
                <text:p>Planning ahead is a waste of valuable time. You are smart enough that you can learn anything in a very short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 This Inste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et enough good sleep.</text:p>
              </text:list-item>
              <text:list-item>
                <text:p>Exercise.</text:p>
              </text:list-item>
              <text:list-item>
                <text:p>Keep a study journal.</text:p>
              </text:list-item>
              <text:list-item>
                <text:p>Plan your weeks and days.</text:p>
              </text:list-item>
              <text:list-item>
                <text:p>Eat your frogs first.</text:p>
              </text:list-item>
              <text:list-item>
                <text:p>Use spaced repetition.</text:p>
              </text:list-item>
              <text:list-item>
                <text:p>Use a pomodoro.</text:p>
              </text:list-item>
              <text:list-item>
                <text:p>Be patie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8:08:15.452748467</meta:creation-date>
    <dc:date>2015-01-28T21:54:34.999933631</dc:date>
    <meta:editing-duration>PT3H30M29S</meta:editing-duration>
    <meta:editing-cycles>2</meta:editing-cycles>
    <meta:generator>LibreOffice/4.2.7.2$Linux_X86_64 LibreOffice_project/420m0$Build-2</meta:generator>
    <meta:document-statistic meta:object-count="37"/>
  </office:meta>
</office:document-meta>
</file>